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859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1.194cm"/>
    </style:style>
    <style:style style:name="co5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qual_markovpredictorsimple.m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block_sz</text:p>
          </table:table-cell>
          <table:table-cell table:style-name="ce2" office:value-type="string" calcext:value-type="string">
            <text:p>block_n</text:p>
          </table:table-cell>
          <table:table-cell table:style-name="ce2" office:value-type="string" calcext:value-type="string">
            <text:p>m_sz</text:p>
          </table:table-cell>
          <table:table-cell table:style-name="ce2" office:value-type="string" calcext:value-type="string">
            <text:p>q_entropy</text:p>
          </table:table-cell>
          <table:table-cell table:style-name="ce2" office:value-type="string" calcext:value-type="string">
            <text:p>c_entropy</text:p>
          </table:table-cell>
        </table:table-row>
        <table:table-row table:style-name="ro1">
          <table:table-cell office:value-type="string" calcext:value-type="string">
            <text:p>G15511.HCC1143.1.sam.short.sam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497</text:p>
          </table:table-cell>
          <table:table-cell office:value-type="string" calcext:value-type="string">
            <text:p>3.4539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.5328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15511.HCC1143_BL.1.sam.short.sam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215</text:p>
          </table:table-cell>
          <table:table-cell office:value-type="string" calcext:value-type="string">
            <text:p>3.3044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.4041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CC1954.mix1.n80t20.sam.short.sam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948</text:p>
          </table:table-cell>
          <table:table-cell office:value-type="string" calcext:value-type="string">
            <text:p>3.1082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.1415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eq_Ecoli_DH10B_110721_PF.sam.short.sam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757</text:p>
          </table:table-cell>
          <table:table-cell office:value-type="string" calcext:value-type="string">
            <text:p>3.8571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.8075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799_7#3.sam.short.sam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268</text:p>
          </table:table-cell>
          <table:table-cell office:value-type="string" calcext:value-type="string">
            <text:p>3.3135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.3660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562_cytosol_LID8465_TopHat_v2.sam.short.sam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228</text:p>
          </table:table-cell>
          <table:table-cell office:value-type="string" calcext:value-type="string">
            <text:p>4.1887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.9407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827_2#49.sam.short.sam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669</text:p>
          </table:table-cell>
          <table:table-cell office:value-type="string" calcext:value-type="string">
            <text:p>3.9550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.0427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12877_S1.sam.short.sam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532</text:p>
          </table:table-cell>
          <table:table-cell office:value-type="string" calcext:value-type="string">
            <text:p>4.0742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.0257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12878_S1.sam.short.sam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704</text:p>
          </table:table-cell>
          <table:table-cell office:value-type="string" calcext:value-type="string">
            <text:p>3.9733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.9400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12882_S1.sam.short.sam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459</text:p>
          </table:table-cell>
          <table:table-cell office:value-type="string" calcext:value-type="string">
            <text:p>3.6634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.6408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12879_S1.sam.short.sam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704</text:p>
          </table:table-cell>
          <table:table-cell office:value-type="string" calcext:value-type="string">
            <text:p>3.7031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.6841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12878_S1.sam.short.sam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219</text:p>
          </table:table-cell>
          <table:table-cell office:value-type="string" calcext:value-type="string">
            <text:p>3.6595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.6271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12890_S1.sam.short.sam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767</text:p>
          </table:table-cell>
          <table:table-cell office:value-type="string" calcext:value-type="string">
            <text:p>3.5381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.5109 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21144.chrom11.ILLUMINA.bwa.GIH.low_coverage.20130415.sam.short.sam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152</text:p>
          </table:table-cell>
          <table:table-cell office:value-type="string" calcext:value-type="string">
            <text:p>3.8611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.8850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e-2-12_sorted.sam.short.sam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5031</text:p>
          </table:table-cell>
          <table:table-cell office:value-type="string" calcext:value-type="string">
            <text:p>3.9106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.7143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e-2-11_sorted.sam.short.sam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5787</text:p>
          </table:table-cell>
          <table:table-cell office:value-type="string" calcext:value-type="string">
            <text:p>3.9405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.7403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ple-2-10_sorted.sam.short.sam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5413</text:p>
          </table:table-cell>
          <table:table-cell office:value-type="string" calcext:value-type="string">
            <text:p>3.9132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.7223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 table:number-rows-repeated="104847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Voges</meta:initial-creator>
    <meta:creation-date>2015-05-16T15:13:49.596969124</meta:creation-date>
    <dc:date>2015-05-16T16:37:04.163748251</dc:date>
    <dc:creator>Jan Voges</dc:creator>
    <meta:editing-duration>PT1H20M49S</meta:editing-duration>
    <meta:editing-cycles>16</meta:editing-cycles>
    <meta:generator>LibreOffice/4.1.6.2$Linux_X86_64 LibreOffice_project/410m0$Build-2</meta:generator>
    <meta:document-statistic meta:table-count="1" meta:cell-count="381" meta:object-count="0"/>
  </office:meta>
</office:document-meta>
</file>